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text-properties officeooo:rsid="00126f6e" officeooo:paragraph-rsid="00126f6e"/>
    </style:style>
    <style:style style:name="P2" style:family="paragraph" style:parent-style-name="Standard">
      <style:text-properties officeooo:paragraph-rsid="00126f6e"/>
    </style:style>
    <style:style style:name="P3" style:family="paragraph" style:parent-style-name="Standard">
      <style:text-properties officeooo:rsid="00126f6e" officeooo:paragraph-rsid="00126f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6f6e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6f6e"/>
    </style:style>
    <style:style style:name="T5" style:family="text">
      <style:text-properties style:text-underline-style="dash" style:text-underline-width="auto" style:text-underline-color="font-color"/>
    </style:style>
    <style:style style:name="T6" style:family="text">
      <style:text-properties style:text-underline-style="dash" style:text-underline-width="auto" style:text-underline-color="font-color" fo:font-weight="normal" style:font-weight-asian="normal" style:font-weight-complex="normal"/>
    </style:style>
    <style:style style:name="T7" style:family="text">
      <style:text-properties fo:background-color="#ffff00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text-underline-style="solid" style:text-underline-width="bold" style:text-underline-color="font-color" officeooo:rsid="00126f6e"/>
    </style:style>
    <style:style style:name="T10" style:family="text">
      <style:text-properties style:text-underline-style="solid" style:text-underline-width="bold" style:text-underline-color="font-color" fo:font-weight="normal" style:font-weight-asian="normal" style:font-weight-complex="normal"/>
    </style:style>
    <style:style style:name="T11" style:family="text">
      <style:text-properties officeooo:rsid="00126f6e"/>
    </style:style>
    <style:style style:name="T12" style:family="text">
      <style:text-properties officeooo:rsid="00126f6e" fo:background-color="#ffff00" loext:char-shading-value="0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so a tablas:</text:h>
      <text:p text:style-name="Standard"><text:span text:style-name="T1">BASE</text:span> (<text:span text:style-name="T3">cod_base</text:span>, nombre, fecha_ini, fecha_fin)<text:line-break/>PK: cod_base</text:p>
      <text:p text:style-name="P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1">HANGAR </text:span>(<text:span text:style-name="T3">nombre</text:span>, descripción, <text:span text:style-name="T5">cod_base</text:span> → Base)<text:line-break/>PK: nombre<text:line-break/>FK: cod_base -&gt; BASE<text:line-break/>VNN: cod_base -&gt; BASE</text:p>
      <text:p text:style-name="P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1">NAVE</text:span> (<text:span text:style-name="T3">matricula</text:span>, nombre, operativa, <text:span text:style-name="T5">nombre_hangar</text:span> → hangar)<text:line-break/>PK: matricula<text:line-break/>FK: nombre_hangar -&gt; HANGAR<text:line-break/>VNN: nombre_hangar -&gt; HANGAR</text:p>
      <text:p text:style-name="Standard"><text:span text:style-name="T7">PERDIDA SEMANTICA:</text:span> Habrá que verificar que todo hangar tenga una nave a guardar. <text:span text:style-name="T11">La especialización es parcial y disjunta por lo que en los hangares también puede haber otro tipos de naves.</text:span></text:p>
      <text:p text:style-name="P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1">TIE FIGHTER</text:span> (<text:span text:style-name="T3">matricula</text:span> → NAVE, biplaza, armamento)<text:line-break/>PK: matricula -&gt; NAVE<text:line-break/>FK: matri<text:span text:style-name="T11">c</text:span>ula -&gt; NAVE</text:p>
      <text:p text:style-name="P3">1FN: Existe el atributo multievaluado ARMAMENTE que nos obliga a crear otra tabla y borrar el atributo en la tabla TIE FIGHTER.</text:p>
      <text:p text:style-name="P3"><text:span text:style-name="T1">TIE FIGHTER</text:span> (<text:span text:style-name="T3">matricula</text:span> → NAVE, biplaza)<text:line-break/>PK: matricula -&gt; NAVE<text:line-break/>FK: matricula -&gt; NAVE</text:p>
      <text:p text:style-name="P3"><text:span text:style-name="T1">ARMAMENTO</text:span> (<text:span text:style-name="T3">armamento</text:span>,<text:span text:style-name="T3"> matricula</text:span> → TIE FIGHTER)<text:line-break/>PK: armamento, matricula → TIE FIGHTER<text:line-break/>FK: matricula → TIE FIGHTER<text:line-break/>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1"/></text:p>
      <text:p text:style-name="Standard"><text:span text:style-name="T1"/></text:p>
      <text:p text:style-name="Standard"><text:soft-page-break/><text:span text:style-name="T1">CRUCERO</text:span> (<text:span text:style-name="T3">matricula</text:span> → NAVE, escudo, carga, <text:span text:style-name="T5">licencia</text:span> → piloto)<text:line-break/>PK: matricula -&gt; NAVE<text:line-break/>FK: matricula -&gt; NAVE<text:line-break/>FK: licencia -&gt; PILOTO<text:line-break/>VNN: licencia -&gt; PILOTO</text:p>
      <text:p text:style-name="P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1">PILOTO</text:span> (<text:span text:style-name="T8">licencia</text:span>, fecha_li, nom_completo_nombre, nom_completo_apellido, <text:span text:style-name="T5">supervisado_por</text:span> → PILOTO(licencia))<text:line-break/>PK: licencia<text:line-break/>FK: supervisado_por → PILOTO(licencia)</text:p>
      <text:p text:style-name="P3">1FN: No existen atributos derivados, multievaluados pero si compuestos por lo que hay que <text:span text:style-name="T13">se eliminar </text:span><text:span text:style-name="T1">nom_compuesto</text:span><text:span text:style-name="T13"> y se dejar los atributos,</text:span><text:span text:style-name="T1"> nombre</text:span><text:span text:style-name="T13"> y </text:span><text:span text:style-name="T1">apellidos</text:span><text:span text:style-name="T13">.</text:span></text:p>
      <text:p text:style-name="P3"><text:span text:style-name="T1">PILOTO</text:span><text:span text:style-name="T13"> (</text:span><text:span text:style-name="T10">licencia</text:span><text:span text:style-name="T13">, fecha_li, nombre, apellido, </text:span><text:span text:style-name="T6">supervisado_por</text:span><text:span text:style-name="T13"> → PILOTO(licencia))<text:line-break/>PK: licencia<text:line-break/>FK: supervisado_por → PILOTO(licencia)</text:span></text:p>
      <text:p text:style-name="P3">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1">TRANSPORTE</text:span> (<text:span text:style-name="T8">codigo</text:span>, objetivo)<text:line-break/>PK: codigo</text:p>
      <text:p text:style-name="P3">1FN: No existen atributos derivados, multievaluados ni compuestos.<text:line-break/>2FN: Está en 1FN, tiene PK simple, por lo que todos sus atributos dependen de la PK completa.<text:line-break/>3FN: Está en 2FN y no existen atributos con dependencias transitivas.</text:p>
      <text:p text:style-name="Standard"><text:span text:style-name="T2">REALIZAR</text:span> (<text:span text:style-name="T8">código</text:span> → TRANSPORTE, <text:span text:style-name="T3">matricula</text:span> → CRUCERO, fecha_salida, fecha_llegada)<text:line-break/>PK: codigo -&gt; TRANSPORTE, matricula -&gt; CRUCERO<text:line-break/>FK: código -&gt; TRANSPORTE<text:line-break/>FK: código -&gt; CRUCERO</text:p>
      <text:p text:style-name="P2"><text:span text:style-name="T7">PERDIDA SEMANTICA:</text:span> Todo transporte debe tener un crucero asociado <text:span text:style-name="T11">y también que un piloto no se repita en un mismo transporte</text:span></text:p>
      <text:p text:style-name="P3">1FN: No existen atributos derivados, multievaluados ni compuestos.<text:line-break/>2FN: Está en 1FN, tiene PK compuesta, pero todos los atributos apuntan a la PK completa por lo que no es necesario crear otra tabla.<text:line-break/>3FN: Está en 2FN y no existen atributos con dependencias transitivas.</text:p>
      <text:p text:style-name="P2"><text:span text:style-name="T2">COSTE</text:span><text:span text:style-name="T11"> (</text:span><text:span text:style-name="T9">codigo</text:span><text:span text:style-name="T11"> → TRANSPORTE, </text:span><text:span text:style-name="T4">linea</text:span><text:span text:style-name="T11">, concepto, importe)<text:line-break/>PK: linea, codigo → TRANSPORTE<text:line-break/>FK: codigo → TRANSPORTE</text:span></text:p>
      <text:p text:style-name="P2"><text:span text:style-name="T12">PERDIDA SEMANTICA:</text:span><text:span text:style-name="T11"> Revisar que todo transporte tenga un coste y que todo coste tenga una linea como minimo.</text:span></text:p>
      <text:p text:style-name="P3"><text:soft-page-break/>1FN: No existen atributos derivados, multievaluados ni compuestos.<text:line-break/>2FN: Está en 1FN, tiene PK compuesta, pero todos los atributos apuntan a la PK completa por lo que no es necesario crear otra tabla.<text:line-break/>3FN: Está en 2FN y no existen atributos con dependencias transitivas.</text:p>
      <text:p text:style-name="P3">Paso a fomato fisico DDL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ma Moreno</meta:initial-creator>
    <meta:editing-cycles>2</meta:editing-cycles>
    <meta:creation-date>2022-12-30T16:21:00</meta:creation-date>
    <dc:date>2022-12-31T15:08:21.686000000</dc:date>
    <meta:editing-duration>PT20H43M31S</meta:editing-duration>
    <meta:generator>LibreOffice/7.4.2.3$Windows_X86_64 LibreOffice_project/382eef1f22670f7f4118c8c2dd222ec7ad009daf</meta:generator>
    <meta:document-statistic meta:table-count="0" meta:image-count="0" meta:object-count="0" meta:page-count="3" meta:paragraph-count="27" meta:word-count="641" meta:character-count="4106" meta:non-whitespace-character-count="3490"/>
    <meta:user-defined meta:name="AppVersion">16.0000</meta:user-defined>
    <meta:template xlink:type="simple" xlink:actuate="onRequest" xlink:title="Normal.dotm" xlink:href=""/>
  </office:meta>
</office:document-meta>
</file>